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3.209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5">
            <text:p>15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5" office:value-type="float" office:value="7">
            <text:p>7</text:p>
          </table:table-cell>
          <table:table-cell table:style-name="ce17" office:value-type="string">
            <text:p>2023-09-02_07-52-55_000.jpg</text:p>
          </table:table-cell>
          <table:table-cell table:style-name="ce26" office:value-type="string">
            <text:p>-*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-*">
            <text:p>-*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8">
            <text:p>8</text:p>
          </table:table-cell>
          <table:table-cell table:style-name="ce17" office:value-type="string">
            <text:p>2023-09-02_07-53-11_000.jpg</text:p>
          </table:table-cell>
          <table:table-cell table:style-name="ce26" office:value-type="string">
            <text:p>-*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-*">
            <text:p>-*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6">
            <text:p>6</text:p>
          </table:table-cell>
          <table:table-cell table:style-name="ce17" office:value-type="string">
            <text:p>2023-09-02_07-45-34_000.jpg</text:p>
          </table:table-cell>
          <table:table-cell table:style-name="ce26" office:value-type="string">
            <text:p>:m :PHOTO 起き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:PHOTO 起きた時刻 / 2023">
            <text:p>:m :PHOTO 起きた時刻 / 2023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8" office:value-type="string">
            <text:p>2023-09-02_01-10-21_000.jpg</text:p>
          </table:table-cell>
          <table:table-cell table:style-name="ce26" office:value-type="string">
            <text:p>:m :PHOTO 寝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:PHOTO 寝た時刻 / 2023">
            <text:p>:m :PHOTO 寝た時刻 / 2023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4">
            <text:p>4</text:p>
          </table:table-cell>
          <table:table-cell table:style-name="ce17" office:value-type="string">
            <text:p>2023-09-01_21-13-54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9">
            <text:p>9</text:p>
          </table:table-cell>
          <table:table-cell table:style-name="ce17" office:value-type="string">
            <text:p>2023-09-02_07-53-31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43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17" office:value-type="string">
            <text:p>2023-09-01_18-46-24_000.mp4</text:p>
          </table:table-cell>
          <table:table-cell table:style-name="ce26" office:value-type="string">
            <text:p>:VIDEO / @自室 / 記録 / jap.flute / 演奏、play / R=1(9/01) / genre=melody,for=~,file-piece-id=~,memo=~,session=hour-18,recording-id=~,other=~ / follow+</text:p>
          </table:table-cell>
          <table:table-cell table:style-name="ce28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VIDEO / @自室 / 記録 / jap.flute / 演奏、play / R=1(9/01) / genre=melody,for=~,file-piece-id=~,memo=~,session=hour-18,recording-id=~,other=~ / follow+">
            <text:p>:VIDEO / @自室 / 記録 / jap.flute / 演奏、play / R=1(9/01) / genre=melody,for=~,file-piece-id=~,memo=~,session=hour-18,recording-id=~,other=~ / follow+</text:p>
          </table:table-cell>
          <table:table-cell table:style-name="ce10" table:formula="of:=RIGHT([.B8];[.K8])" office:value-type="string" office:string-value="mp4">
            <text:p>mp4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18" office:value-type="string">
            <text:p>2023-09-01_18-51-46_000.jpg</text:p>
          </table:table-cell>
          <table:table-cell table:style-name="ce26" office:value-type="string">
            <text:p>:m 記録 / 身体 / 全身像 / 顔 / 様子 / time=夜；occasion=楽器演奏したあと（篠笛）</text:p>
          </table:table-cell>
          <table:table-cell table:style-name="ce27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m 記録 / 身体 / 全身像 / 顔 / 様子 / time=夜；occasion=楽器演奏したあと（篠笛）">
            <text:p>:m 記録 / 身体 / 全身像 / 顔 / 様子 / time=夜；occasion=楽器演奏したあと（篠笛）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3">
            <text:p>3</text:p>
          </table:table-cell>
          <table:table-cell table:style-name="ce17" office:value-type="string">
            <text:p>2023-09-01_21-13-48_000.jpg</text:p>
          </table:table-cell>
          <table:table-cell table:style-name="ce26" office:value-type="string">
            <text:p>:m 記録 / 身体 / 全身像 / 顔 / 様子 / time=夜；occasion=食事の直前：盆を、机の上に置いたところか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記録 / 身体 / 全身像 / 顔 / 様子 / time=夜；occasion=食事の直前：盆を、机の上に置いたところか">
            <text:p>:m 記録 / 身体 / 全身像 / 顔 / 様子 / time=夜；occasion=食事の直前：盆を、机の上に置いたところか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0">
            <text:p>10</text:p>
          </table:table-cell>
          <table:table-cell table:style-name="ce17" office:value-type="string">
            <text:p>2023-09-02_13-56-43_000.jpg</text:p>
          </table:table-cell>
          <table:table-cell table:style-name="ce26" office:value-type="string">
            <text:p>JVEMV6 52#2 / 52. 自然観察 / flower / field_photos / 雑草、草本、花 / @八広駅、近く。荒川土手。追悼祭、会場。の、近く。水飲み場、近く。 / target=~,occation=~,other=初見、アザミかと思った。改めて、今、見てみる。花自体は、ローズマリーの、それのよう。に、思う。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JVEMV6 52#2 / 52. 自然観察 / flower / field_photos / 雑草、草本、花 / @八広駅、近く。荒川土手。追悼祭、会場。の、近く。水飲み場、近く。 / target=~,occation=~,other=初見、アザミかと思った。改めて、今、見てみる。花自体は、ローズマリーの、それのよう。に、思う。">
            <text:p>JVEMV6 52#2 / 52. 自然観察 / flower / field_photos / 雑草、草本、花 / @八広駅、近く。荒川土手。追悼祭、会場。の、近く。水飲み場、近く。 / target=~,occation=~,other=初見、アザミかと思った。改めて、今、見てみる。花自体は、ローズマリーの、それのよう。に、思う。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5">
          <table:table-cell table:style-name="ce9" office:value-type="float" office:value="11">
            <text:p>11</text:p>
          </table:table-cell>
          <table:table-cell table:style-name="ce10" office:value-type="string">
            <text:p>2023-09-02_13-56-52_000.jpg</text:p>
          </table:table-cell>
          <table:table-cell table:style-name="ce26" office:value-type="string">
            <text:p>JVEMV6 52#2 / 52. 自然観察 / flower / field_photos / 雑草、草本、花 / @八広駅、近く。荒川土手。追悼祭、会場。の、近く。水飲み場、近く。 / target=~,occation=~,other=初見、アザミかと思った。改めて、今、見てみる。花自体は、ローズマリーの、それのよう。に、思う。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JVEMV6 52#2 / 52. 自然観察 / flower / field_photos / 雑草、草本、花 / @八広駅、近く。荒川土手。追悼祭、会場。の、近く。水飲み場、近く。 / target=~,occation=~,other=初見、アザミかと思った。改めて、今、見てみる。花自体は、ローズマリーの、それのよう。に、思う。">
            <text:p>JVEMV6 52#2 / 52. 自然観察 / flower / field_photos / 雑草、草本、花 / @八広駅、近く。荒川土手。追悼祭、会場。の、近く。水飲み場、近く。 / target=~,occation=~,other=初見、アザミかと思った。改めて、今、見てみる。花自体は、ローズマリーの、それのよう。に、思う。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7" office:value-type="string">
            <text:p>2023-09-02_13-57-04_000.jpg</text:p>
          </table:table-cell>
          <table:table-cell table:style-name="ce26" office:value-type="string">
            <text:p>JVEMV6 52#2 / 52. 自然観察 / flower / field_photos / 雑草、草本、花 / @八広駅、近く。荒川土手。追悼祭、会場。の、近く。水飲み場、近く。 / target=~,occation=~,other=初見、アザミかと思った。改めて、今、見てみる。花自体は、ローズマリーの、それのよう。に、思う。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3]=&quot;&quot;;[.C15];CONCATENATE([.C15];&quot; / &quot;;[.E13]))" office:value-type="string" office:string-value=":m :PHOTO 寝た時刻 / 2023">
            <text:p>:m :PHOTO 寝た時刻 / 2023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3">
            <text:p>13</text:p>
          </table:table-cell>
          <table:table-cell table:style-name="ce17" office:value-type="string">
            <text:p>2023-09-02_22-39-31_000.jpg</text:p>
          </table:table-cell>
          <table:table-cell table:style-name="ce26" office:value-type="string">
            <text:p>:m #*# / memo:other(m:other) / topic=持ち物。出かける。追悼祭。大震災、朝鮮人虐殺。, about=~,content=~,other=目的地：最寄り、八広駅。；他：時間表。列車。,id=~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m #*# / memo:other(m:other) / topic=持ち物。出かける。追悼祭。大震災、朝鮮人虐殺。, about=~,content=~,other=目的地：最寄り、八広駅。；他：時間表。列車。,id=~ ">
            <text:p>:m #*# / memo:other(m:other) / topic=持ち物。出かける。追悼祭。大震災、朝鮮人虐殺。, about=~,content=~,other=目的地：最寄り、八広駅。；他：時間表。列車。,id=~ 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4">
            <text:p>14</text:p>
          </table:table-cell>
          <table:table-cell table:style-name="ce17" office:value-type="string">
            <text:p>2023-09-03_01-30-48_000.jpg</text:p>
          </table:table-cell>
          <table:table-cell table:style-name="ce26" office:value-type="string">
            <text:p>:m :PHOTO 寝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m :PHOTO 寝た時刻 / 2023">
            <text:p>:m :PHOTO 寝た時刻 / 2023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5">
            <text:p>15</text:p>
          </table:table-cell>
          <table:table-cell table:style-name="ce18" office:value-type="string">
            <text:p>2023-09-03_08-02-36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9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9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9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2">
            <text:p>2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9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5">
            <text:p>15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7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3:Sheet1.C278" table:on-update-keep-styles="true" table:on-update-keep-size="false"/>
        <table:database-range table:name="XXX" table:target-range-address="Sheet1.B273:Sheet1.B273" table:on-update-keep-styles="true" table:on-update-keep-size="false"/>
        <table:database-range table:name="XXX_music" table:target-range-address="Sheet1.B274:Sheet1.B274" table:on-update-keep-styles="true" table:on-update-keep-size="false"/>
        <table:database-range table:target-range-address="Sheet1.A2:Sheet1.AMJ16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03">2023/09/03</text:date>, <text:time>17:36:3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9-03T17:36:30.59</dc:date>
    <dc:creator>岩淵 謙</dc:creator>
    <meta:editing-duration>P58DT14H28M15S</meta:editing-duration>
    <meta:editing-cycles>19670</meta:editing-cycles>
    <meta:document-statistic meta:table-count="2" meta:cell-count="924" meta:object-count="0"/>
    <meta:user-defined meta:name="qrichtext">1</meta:user-defined>
  </office:meta>
</office:document-meta>
</file>